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1f1184" officeooo:paragraph-rsid="001f1184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f1184" officeooo:paragraph-rsid="001f1184" style:font-size-asian="14pt" style:font-size-complex="14pt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22d6e4" officeooo:paragraph-rsid="0022d6e4" style:font-size-asian="14pt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2be8cb" officeooo:paragraph-rsid="002be8cb" style:font-size-asian="14pt" style:font-size-complex="14pt"/>
    </style:style>
    <style:style style:name="P5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ru" fo:country="RU" officeooo:rsid="00301fe4" officeooo:paragraph-rsid="00301fe4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301fe4" officeooo:paragraph-rsid="00301fe4" style:font-size-asian="14pt" style:font-size-complex="14pt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31d03f" officeooo:paragraph-rsid="0031d03f" style:font-size-asian="14pt" style:font-size-complex="14pt"/>
    </style:style>
    <style:style style:name="P8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language="ru" fo:country="RU" officeooo:rsid="0031d03f" officeooo:paragraph-rsid="0031d03f" style:font-size-asian="14pt" style:font-size-complex="14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paragraph-rsid="002d36ab" style:font-size-asian="14pt" style:font-size-complex="14pt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officeooo:paragraph-rsid="002d36ab" style:font-size-asian="14pt" style:font-size-complex="14pt"/>
    </style:style>
    <style:style style:name="P11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en" fo:country="US" officeooo:rsid="002d36ab" officeooo:paragraph-rsid="002d36ab" style:font-size-asian="14pt" style:font-size-complex="14pt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en" fo:country="US" officeooo:rsid="002f230b" officeooo:paragraph-rsid="002f230b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2f230b" officeooo:paragraph-rsid="002f230b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officeooo:rsid="00306f46" officeooo:paragraph-rsid="00306f46" style:font-size-asian="14pt" style:font-size-complex="14pt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color="#414141" loext:opacity="100%" fo:letter-spacing="normal" fo:font-style="normal" fo:font-weight="normal"/>
    </style:style>
    <style:style style:name="T4" style:family="text">
      <style:text-properties fo:font-variant="normal" fo:text-transform="none" fo:color="#414141" loext:opacity="100%" fo:letter-spacing="normal" fo:language="ru" fo:country="RU" fo:font-style="normal" fo:font-weight="normal"/>
    </style:style>
    <style:style style:name="T5" style:family="text">
      <style:text-properties fo:language="ru" fo:country="RU" officeooo:rsid="002d36a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35843561" text:style-name="L1">
        <text:list-item>
          <text:p text:style-name="P1">Общие сведения</text:p>
          <text:p text:style-name="P3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3"/>
        </text:list-item>
        <text:list-item>
          <text:p text:style-name="P1">Цели и назначения создания автоматизированной системы <text:span text:style-name="T2">(программного модуля)</text:span></text:p>
          <text:p text:style-name="P4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4"/>
          <text:p text:style-name="P9"><text:span text:style-name="T5">В рамках проекта автоматизируется информационно-аналитическая деятельность в следующих бизнес-процессах: <text:s/></text:span></text:p>
        </text:list-item>
      </text:list>
      <text:list xml:id="list2536592721" text:style-name="L3">
        <text:list-item>
          <text:list>
            <text:list-item>
              <text:p text:style-name="P10"><text:span text:style-name="T3">выполнение заказа;</text:span></text:p>
            </text:list-item>
            <text:list-item>
              <text:p text:style-name="P11"><text:span text:style-name="T4">управление продажами;</text:span></text:p>
            </text:list-item>
            <text:list-item>
              <text:p text:style-name="P12"><text:span text:style-name="T4">управление услугами.</text:span></text:p>
            </text:list-item>
          </text:list>
        </text:list-item>
      </text:list>
      <text:p text:style-name="P13"><text:span text:style-name="T4"/></text:p>
      <text:list xml:id="list93133066708514" text:continue-numbering="true" text:style-name="L3">
        <text:list-header>
          <text:p text:style-name="P12"><text:span text:style-name="T4">Программный модуль создаётся с целью:</text:span></text:p>
          <text:list text:continue-numbering="true">
            <text:list-item>
              <text:p text:style-name="P5"><text:span text:style-name="T3">повышение качества (полноты, точности, достоверности, своевременности) информации;</text:span></text:p>
            </text:list-item>
            <text:list-item>
              <text:p text:style-name="P5"><text:span text:style-name="T3">создание единой системы отчётности по показателям деятельности;</text:span></text:p>
            </text:list-item>
            <text:list-item>
              <text:p text:style-name="P5"><text:span text:style-name="T3">обеспечение сбора и первичной обработки исходной информации, необходимой для подготовки отчётности по показателям деятельности;</text:span></text:p>
            </text:list-item>
            <text:list-item>
              <text:p text:style-name="P5"><text:span text:style-name="T3">облегчения работы с клиентами.</text:span></text:p>
            </text:list-item>
          </text:list>
        </text:list-header>
      </text:list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list xml:id="list93132831387203" text:continue-list="list3035843561" text:style-name="L1">
        <text:list-item>
          <text:p text:style-name="P1"><text:soft-page-break/>Характеристика</text:p>
        </text:list-item>
      </text:list>
      <table:table table:name="Таблица1" table:style-name="Таблица1">
        <table:table-column table:style-name="Таблица1.A" table:number-columns-repeated="4"/>
        <table:table-row table:style-name="TableLine2050344293504">
          <table:table-cell table:style-name="Таблица1.A1" office:value-type="string">
            <text:p text:style-name="P14">Структурное подразделение</text:p>
          </table:table-cell>
          <table:table-cell table:style-name="Таблица1.A1" office:value-type="string">
            <text:p text:style-name="P14">Наименование процесса</text:p>
          </table:table-cell>
          <table:table-cell table:style-name="Таблица1.A1" office:value-type="string">
            <text:p text:style-name="P14">Возможность автоматизации</text:p>
          </table:table-cell>
          <table:table-cell table:style-name="Таблица1.D1" office:value-type="string">
            <text:p text:style-name="P14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4">Отдел услуг</text:p>
          </table:table-cell>
          <table:table-cell table:style-name="Таблица1.A2" office:value-type="string">
            <text:p text:style-name="P14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4">Возможна</text:p>
          </table:table-cell>
          <table:table-cell table:style-name="Таблица1.D2" office:value-type="string">
            <text:p text:style-name="P14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4">Отдела продаж</text:p>
          </table:table-cell>
          <table:table-cell table:style-name="Таблица1.A2" office:value-type="string">
            <text:p text:style-name="P14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4">Возможна</text:p>
          </table:table-cell>
          <table:table-cell table:style-name="Таблица1.D2" office:value-type="string">
            <text:p text:style-name="P14">Будет автоматизирован</text:p>
          </table:table-cell>
        </table:table-row>
      </table:table>
      <text:p text:style-name="P2"/>
      <text:list xml:id="list93133449707087" text:continue-numbering="true" text:style-name="L1">
        <text:list-item>
          <text:p text:style-name="P1">Требования к автоматизированной системе <text:span text:style-name="T2">(программному модулю)</text:span></text:p>
          <text:p text:style-name="P7">Программный модуль должен поддерживать следующие режимы функционирования:</text:p>
        </text:list-item>
      </text:list>
      <text:list xml:id="list408412392" text:style-name="L4">
        <text:list-item>
          <text:list>
            <text:list-item>
              <text:p text:style-name="P8">Основной режим программного модуля, в котором подсистемы выполняют базовый набор функций;</text:p>
            </text:list-item>
            <text:list-item>
              <text:p text:style-name="P8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2"/>
      <text:list xml:id="list93133011424516" text:continue-list="list93133449707087" text:style-name="L1">
        <text:list-item>
          <text:p text:style-name="P1">Состав и содержание работ по созданию автоматизированной системы <text:span text:style-name="T2">(программного модуля)</text:span></text:p>
          <text:p text:style-name="P1"/>
        </text:list-item>
      </text:list>
      <text:p text:style-name="P2"/>
      <text:p text:style-name="P2"/>
      <text:list xml:id="list93134155685394" text:continue-numbering="true" text:style-name="L1">
        <text:list-item>
          <text:p text:style-name="P1">Порядок разработки автоматизированной системы <text:span text:style-name="T2">(программного модуля)</text:span></text:p>
          <text:p text:style-name="P1"/>
        </text:list-item>
      </text:list>
      <text:p text:style-name="P2"/>
      <text:p text:style-name="P2"/>
      <text:list xml:id="list93132642308737" text:continue-numbering="true" text:style-name="L1">
        <text:list-item>
          <text:p text:style-name="P1">Требования к составу и содержанию работ по подготовке объекта <text:soft-page-break/>автоматизации к вводу автоматизированной системы <text:span text:style-name="T2">(программного модуля)</text:span> в действие</text:p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4T09:31:32.211000000</dc:date>
    <meta:editing-duration>PT25M22S</meta:editing-duration>
    <meta:editing-cycles>5</meta:editing-cycles>
    <meta:generator>LibreOffice/7.2.2.2$Windows_X86_64 LibreOffice_project/02b2acce88a210515b4a5bb2e46cbfb63fe97d56</meta:generator>
    <meta:document-statistic meta:table-count="1" meta:image-count="0" meta:object-count="0" meta:page-count="3" meta:paragraph-count="33" meta:word-count="219" meta:character-count="1844" meta:non-whitespace-character-count="1671"/>
  </office:meta>
</office:document-meta>
</file>